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Segoe UI" svg:font-family="'Segoe UI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1cm"/>
    </style:style>
    <style:style style:name="co2" style:family="table-column">
      <style:table-column-properties fo:break-before="auto" style:column-width="3.545cm"/>
    </style:style>
    <style:style style:name="co3" style:family="table-column">
      <style:table-column-properties fo:break-before="auto" style:column-width="3.149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0.953cm"/>
    </style:style>
    <style:style style:name="co8" style:family="table-column">
      <style:table-column-properties fo:break-before="auto" style:column-width="0.741cm"/>
    </style:style>
    <style:style style:name="co9" style:family="table-column">
      <style:table-column-properties fo:break-before="auto" style:column-width="6.694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0.616cm" fo:break-before="auto" style:use-optimal-row-height="true"/>
    </style:style>
    <style:style style:name="ro5" style:family="table-row">
      <style:table-row-properties style:row-height="1.83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#ffffff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 style:data-style-name="N0">
      <style:table-cell-properties fo:background-color="#ffffff" fo:wrap-option="wrap" fo:border="0.06pt solid #cccccc" style:vertical-align="automatic"/>
    </style:style>
    <style:style style:name="ce29" style:family="table-cell" style:parent-style-name="Default" style:data-style-name="N0">
      <style:table-cell-properties fo:background-color="#ffffff" fo:wrap-option="wrap" style:vertical-align="automatic"/>
    </style:style>
    <style:style style:name="ce14" style:family="table-cell" style:parent-style-name="Default" style:data-style-name="N0">
      <style:table-cell-properties fo:background-color="#cccccc" fo:wrap-option="wrap" fo:border="0.06pt solid #000000" style:vertical-align="automatic"/>
    </style:style>
    <style:style style:name="ce20" style:family="table-cell" style:parent-style-name="Default" style:data-style-name="N0">
      <style:table-cell-properties fo:border-bottom="none" fo:background-color="#ffffff" fo:wrap-option="wrap" fo:border-left="0.06pt solid #cccccc" fo:border-right="0.06pt solid #cccccc" fo:border-top="none" style:vertical-align="automatic"/>
    </style:style>
    <style:style style:name="ce24" style:family="table-cell" style:parent-style-name="Default" style:data-style-name="N0">
      <style:table-cell-properties fo:background-color="#cccccc" fo:wrap-option="wrap" fo:border="0.06pt solid #000000" style:vertical-align="middle"/>
    </style:style>
    <style:style style:name="ce26" style:family="table-cell" style:parent-style-name="Default" style:data-style-name="N0">
      <style:table-cell-properties fo:wrap-option="wrap" fo:border="0.06pt solid #cccccc" style:vertical-align="automatic"/>
    </style:style>
    <style:style style:name="ce34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background-color="#ffffff" fo:wrap-option="wrap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0">
      <style:table-cell-properties fo:background-color="#ffffff" fo:wrap-option="wrap" fo:border="0.06pt solid #000000" style:vertical-align="automatic"/>
    </style:style>
    <style:style style:name="ce25" style:family="table-cell" style:parent-style-name="Default" style:data-style-name="N0">
      <style:table-cell-properties fo:background-color="#ffffff" fo:wrap-option="wrap" fo:border="0.06pt solid #000000" style:vertical-align="middle"/>
    </style:style>
    <style:style style:name="ce21" style:family="table-cell" style:parent-style-name="Default" style:data-style-name="N0">
      <style:table-cell-properties fo:border-bottom="0.06pt solid #cccccc" fo:background-color="#ffffff" fo:wrap-option="wrap" fo:border-left="0.06pt solid #cccccc" fo:border-right="0.06pt solid #cccccc" fo:border-top="0.06pt solid #000000" style:vertical-align="automatic"/>
    </style:style>
    <style:style style:name="ce8" style:family="table-cell" style:parent-style-name="Default" style:data-style-name="N0">
      <style:table-cell-properties fo:border-bottom="0.06pt solid #cccccc" fo:background-color="#ffffff" fo:wrap-option="wrap" fo:border-left="none" fo:border-right="none" fo:border-top="0.06pt solid #cccccc" style:vertical-align="automatic"/>
    </style:style>
    <style:style style:name="ce22" style:family="table-cell" style:parent-style-name="Default" style:data-style-name="N0">
      <style:table-cell-properties fo:border-bottom="0.06pt solid #cccccc" fo:background-color="#ffffff" fo:wrap-option="wrap" fo:border-left="0.06pt solid #000000" fo:border-right="0.06pt solid #cccccc" fo:border-top="0.06pt solid #cccccc" style:vertical-align="automatic"/>
    </style:style>
    <style:style style:name="ce28" style:family="table-cell" style:parent-style-name="Default" style:data-style-name="N0">
      <style:table-cell-properties fo:border-bottom="0.06pt solid #000000" fo:background-color="#ffffff" fo:border-left="0.06pt solid #cccccc" fo:border-right="0.06pt solid #cccccc" fo:border-top="0.06pt solid #cccccc" style:vertical-align="automatic"/>
    </style:style>
    <style:style style:name="ce12" style:family="table-cell" style:parent-style-name="Default" style:data-style-name="N0">
      <style:table-cell-properties fo:background-color="#adc5e7" style:text-align-source="fix" style:repeat-content="false" fo:wrap-option="wrap" fo:border="0.06pt solid #000000" style:vertical-align="middle"/>
      <style:paragraph-properties fo:text-align="center"/>
    </style:style>
    <style:style style:name="ce44" style:family="table-cell" style:parent-style-name="Excel_20_Built-in_20_Percent" style:data-style-name="N11">
      <style:table-cell-properties fo:background-color="#ffffff" fo:wrap-option="wrap" fo:border="0.06pt solid #000000" style:vertical-align="automatic"/>
      <style:text-properties fo:font-size="12pt" style:font-size-asian="12pt" style:font-size-complex="12pt"/>
      <style:map style:condition="cell-content()&lt;[.$F$4]" style:apply-style-name="cf1" style:base-cell-address="Tri_Filtre.E4"/>
    </style:style>
    <style:style style:name="ce45" style:family="table-cell" style:parent-style-name="Excel_20_Built-in_20_Percent" style:data-style-name="N11">
      <style:table-cell-properties fo:background-color="#ffffff" fo:wrap-option="wrap" fo:border="0.06pt solid #000000" style:vertical-align="automatic"/>
      <style:text-properties fo:font-size="12pt" style:font-size-asian="12pt" style:font-size-complex="12pt"/>
      <style:map style:condition="cell-content()&lt;[.$H$5]" style:apply-style-name="cf1" style:base-cell-address="Tri_Filtre.E5"/>
    </style:style>
    <style:style style:name="ce46" style:family="table-cell" style:parent-style-name="Excel_20_Built-in_20_Percent" style:data-style-name="N11">
      <style:table-cell-properties fo:background-color="#ffffff" fo:wrap-option="wrap" fo:border="0.06pt solid #000000" style:vertical-align="automatic"/>
      <style:text-properties fo:font-size="12pt" style:font-size-asian="12pt" style:font-size-complex="12pt"/>
      <style:map style:condition="cell-content()&lt;[.$H$6]" style:apply-style-name="cf1" style:base-cell-address="Tri_Filtre.E6"/>
    </style:style>
    <style:style style:name="ce47" style:family="table-cell" style:parent-style-name="Excel_20_Built-in_20_Percent" style:data-style-name="N11">
      <style:table-cell-properties fo:background-color="#ffffff" fo:wrap-option="wrap" fo:border="0.06pt solid #000000" style:vertical-align="automatic"/>
      <style:text-properties fo:font-size="12pt" style:font-size-asian="12pt" style:font-size-complex="12pt"/>
      <style:map style:condition="cell-content()&lt;[.$H$7]" style:apply-style-name="cf1" style:base-cell-address="Tri_Filtre.E7"/>
    </style:style>
    <style:style style:name="ce48" style:family="table-cell" style:parent-style-name="Excel_20_Built-in_20_Percent" style:data-style-name="N11">
      <style:table-cell-properties fo:background-color="#ffffff" fo:wrap-option="wrap" fo:border="0.06pt solid #000000" style:vertical-align="automatic"/>
      <style:text-properties fo:font-size="12pt" style:font-size-asian="12pt" style:font-size-complex="12pt"/>
      <style:map style:condition="cell-content()&lt;[.$H$8]" style:apply-style-name="cf1" style:base-cell-address="Tri_Filtre.E8"/>
    </style:style>
    <style:style style:name="ce49" style:family="table-cell" style:parent-style-name="Excel_20_Built-in_20_Percent" style:data-style-name="N11">
      <style:table-cell-properties fo:background-color="#ffffff" fo:wrap-option="wrap" fo:border="0.06pt solid #000000" style:vertical-align="automatic"/>
      <style:text-properties fo:font-size="12pt" style:font-size-asian="12pt" style:font-size-complex="12pt"/>
      <style:map style:condition="cell-content()&lt;[.$H$9]" style:apply-style-name="cf1" style:base-cell-address="Tri_Filtre.E9"/>
    </style:style>
    <style:style style:name="ce23" style:family="table-cell" style:parent-style-name="Default" style:data-style-name="N11">
      <style:table-cell-properties fo:background-color="#ffffff" fo:wrap-option="wrap" fo:border="0.06pt solid #cccccc" style:vertical-align="automatic"/>
    </style:style>
    <style:style style:name="ce4" style:family="table-cell" style:parent-style-name="Default" style:data-style-name="N0">
      <style:table-cell-properties fo:background-color="#ffffff" fo:wrap-option="wrap" style:vertical-align="automatic"/>
      <style:text-properties fo:font-size="14pt" style:font-size-asian="14pt" style:font-size-complex="14pt"/>
    </style:style>
    <style:style style:name="ce16" style:family="table-cell" style:parent-style-name="Excel_20_Built-in_20_Percent" style:data-style-name="N11">
      <style:table-cell-properties fo:background-color="#ffffff" fo:wrap-option="wrap" fo:border="0.06pt solid #000000" style:vertical-align="automatic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1">
      <style:table-cell-properties fo:background-color="#ffffff" fo:wrap-option="wrap" fo:border="0.06pt solid #000000" style:vertical-align="automatic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ffffff" fo:wrap-option="wrap" fo:border="0.06pt solid #999999" style:vertical-align="automatic"/>
    </style:style>
    <style:style style:name="ce5" style:family="table-cell" style:parent-style-name="Default" style:data-style-name="N0">
      <style:table-cell-properties fo:border-bottom="none" fo:background-color="#ffffff" fo:wrap-option="wrap" fo:border-left="none" fo:border-right="0.06pt solid #cccccc" fo:border-top="none" style:vertical-align="automatic"/>
      <style:text-properties fo:font-size="14pt" style:font-size-asian="14pt" style:font-size-complex="14pt"/>
    </style:style>
    <style:style style:name="ce13" style:family="table-cell" style:parent-style-name="Default" style:data-style-name="N0">
      <style:table-cell-properties fo:background-color="#cccccc" style:text-align-source="fix" style:repeat-content="false" fo:wrap-option="wrap" fo:border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wrap-option="wrap" fo:border="0.06pt solid #000000" style:vertical-align="automatic"/>
      <style:text-properties style:font-name="Segoe UI" fo:font-size="5pt" style:font-name-asian="Segoe UI" style:font-size-asian="5pt" style:font-name-complex="Segoe UI" style:font-size-complex="5pt"/>
    </style:style>
    <style:style style:name="ce19" style:family="table-cell" style:parent-style-name="Default" style:data-style-name="N0">
      <style:table-cell-properties fo:wrap-option="wrap" fo:border="0.06pt solid #000000" style:vertical-align="automatic"/>
      <style:text-properties style:font-name="Segoe UI" style:font-name-asian="Segoe UI" style:font-name-complex="Segoe UI"/>
    </style:style>
    <style:style style:name="ce10" style:family="table-cell" style:parent-style-name="Default" style:data-style-name="N0">
      <style:table-cell-properties fo:background-color="#ffffff" fo:wrap-option="wrap" style:vertical-align="automatic"/>
    </style:style>
    <style:style style:name="ce62" style:family="table-cell" style:parent-style-name="Excel_20_Built-in_20_Percent" style:data-style-name="N11">
      <style:table-cell-properties fo:border="0.06pt solid #000000"/>
      <style:map style:condition="cell-content()&lt;[$Analyse.$H$4]" style:apply-style-name="Sans_20_nom2" style:base-cell-address="Analyse.E4"/>
    </style:style>
    <style:style style:name="ce63" style:family="table-cell" style:parent-style-name="Excel_20_Built-in_20_Percent" style:data-style-name="N11">
      <style:table-cell-properties fo:background-color="#ffffff" fo:wrap-option="wrap" fo:border="0.06pt solid #000000" style:vertical-align="automatic"/>
      <style:text-properties fo:font-size="12pt" style:font-size-asian="12pt" style:font-size-complex="12pt"/>
    </style:style>
    <style:style style:name="ce64" style:family="table-cell" style:parent-style-name="Excel_20_Built-in_20_Percent" style:data-style-name="N11">
      <style:table-cell-properties fo:border="0.06pt solid #000000"/>
      <style:map style:condition="cell-content()&lt;[.$H6]" style:apply-style-name="Sans_20_nom2" style:base-cell-address="Analyse.E6"/>
    </style:style>
    <style:style style:name="ce65" style:family="table-cell" style:parent-style-name="Excel_20_Built-in_20_Percent" style:data-style-name="N11">
      <style:table-cell-properties fo:border="0.06pt solid #000000"/>
      <style:map style:condition="cell-content()&lt;[.$H7]" style:apply-style-name="Sans_20_nom2" style:base-cell-address="Analyse.E7"/>
    </style:style>
    <style:style style:name="ce66" style:family="table-cell" style:parent-style-name="Excel_20_Built-in_20_Percent">
      <style:table-cell-properties fo:border-bottom="none" fo:border-left="0.06pt solid #000000" fo:border-right="none" fo:border-top="none"/>
      <style:map style:condition="cell-content()&lt;AVERAGE([.$E8:.$F8])" style:apply-style-name="Sans_20_nom2" style:base-cell-address="Analyse.E8"/>
    </style:style>
    <style:style style:name="ce67" style:family="table-cell" style:parent-style-name="Excel_20_Built-in_20_Percent" style:data-style-name="N11">
      <style:table-cell-properties fo:border="0.06pt solid #000000"/>
      <style:text-properties fo:font-size="12pt" style:font-size-asian="12pt" style:font-size-complex="12pt"/>
      <style:map style:condition="cell-content()&lt;AVERAGE([.$E9:.$F9])" style:apply-style-name="Sans_20_nom2" style:base-cell-address="Analyse.E9"/>
    </style:style>
    <style:style style:name="ce68" style:family="table-cell" style:parent-style-name="Default" style:data-style-name="N11">
      <style:table-cell-properties fo:background-color="#ffffff" fo:wrap-option="wrap" fo:border="0.06pt solid #000000" style:vertical-align="automatic"/>
      <style:map style:condition="cell-content()&lt;[$Analyse.$H$6]" style:apply-style-name="Sans_20_nom2" style:base-cell-address="Analyse.H6"/>
    </style:style>
    <style:style style:name="ce69" style:family="table-cell" style:parent-style-name="Excel_20_Built-in_20_Percent" style:data-style-name="N11">
      <style:table-cell-properties fo:border="0.06pt solid #000000"/>
      <style:map style:condition="cell-content()&lt;[$Analyse.$H$4]" style:apply-style-name="Sans_20_nom2" style:base-cell-address="'Tri Filtre'.E4"/>
    </style:style>
    <style:style style:name="ce70" style:family="table-cell" style:parent-style-name="Excel_20_Built-in_20_Percent" style:data-style-name="N11">
      <style:table-cell-properties fo:background-color="#ffffff" fo:wrap-option="wrap" fo:border="0.06pt solid #000000" style:vertical-align="automatic"/>
      <style:text-properties fo:font-size="12pt" style:font-size-asian="12pt" style:font-size-complex="12pt"/>
      <style:map style:condition="cell-content()&lt;[.$H$5]" style:apply-style-name="Sans_20_nom2" style:base-cell-address="'Tri Filtre'.E5"/>
    </style:style>
    <style:style style:name="ce71" style:family="table-cell" style:parent-style-name="Excel_20_Built-in_20_Percent" style:data-style-name="N11">
      <style:table-cell-properties fo:border="0.06pt solid #000000"/>
      <style:map style:condition="cell-content()&lt;[.$H6]" style:apply-style-name="Sans_20_nom2" style:base-cell-address="'Tri Filtre'.E6"/>
    </style:style>
    <style:style style:name="ce72" style:family="table-cell" style:parent-style-name="Excel_20_Built-in_20_Percent" style:data-style-name="N11">
      <style:table-cell-properties fo:border="0.06pt solid #000000"/>
      <style:map style:condition="cell-content()&lt;[.$H6]" style:apply-style-name="Sans_20_nom2" style:base-cell-address="'Tri Filtre'.E6"/>
    </style:style>
    <style:style style:name="ce73" style:family="table-cell" style:parent-style-name="Excel_20_Built-in_20_Percent">
      <style:table-cell-properties fo:border-bottom="none" fo:border-left="0.06pt solid #000000" fo:border-right="none" fo:border-top="none"/>
      <style:map style:condition="cell-content()&lt;AVERAGE([.$E8:.$F8])" style:apply-style-name="Sans_20_nom2" style:base-cell-address="'Tri Filtre'.E8"/>
    </style:style>
    <style:style style:name="ce74" style:family="table-cell" style:parent-style-name="Excel_20_Built-in_20_Percent" style:data-style-name="N11">
      <style:table-cell-properties fo:border="0.06pt solid #000000"/>
      <style:text-properties fo:font-size="12pt" style:font-size-asian="12pt" style:font-size-complex="12pt"/>
      <style:map style:condition="cell-content()&lt;AVERAGE([.$E8:.$F8])" style:apply-style-name="Sans_20_nom2" style:base-cell-address="'Tri Filtre'.E8"/>
    </style:style>
    <style:style style:name="ce75" style:family="table-cell" style:parent-style-name="Default" style:data-style-name="N11">
      <style:table-cell-properties fo:background-color="#ffffff" fo:wrap-option="wrap" fo:border="0.06pt solid #000000" style:vertical-align="automatic"/>
      <style:map style:condition="cell-content()&lt;[$Analyse.$H$6]" style:apply-style-name="Sans_20_nom2" style:base-cell-address="'Tri Filtre'.H6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i_Filtre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5" table:number-columns-repeated="3" table:default-cell-style-name="ce34"/>
        <table:table-column table:style-name="co8" table:default-cell-style-name="ce34"/>
        <table:table-column table:style-name="co9" table:default-cell-style-name="ce34"/>
        <table:table-column table:style-name="co5" table:number-columns-repeated="1011" table:default-cell-style-name="ce34"/>
        <table:table-column table:style-name="co10" table:default-cell-style-name="ce34"/>
        <table:table-row table:style-name="ro1">
          <table:table-cell table:style-name="ce2" office:value-type="string" calcext:value-type="string">
            <text:p>Etude ANACT Juin 2020 : Télétravail en période de confinement</text:p>
          </table:table-cell>
          <table:table-cell table:style-name="ce3" table:number-columns-repeated="4"/>
          <table:table-cell table:style-name="ce4" table:number-columns-repeated="6"/>
          <table:table-cell table:style-name="ce5"/>
          <table:table-cell table:number-columns-repeated="1012"/>
        </table:table-row>
        <table:table-row table:style-name="ro2">
          <table:table-cell table:style-name="ce7" table:number-columns-repeated="4"/>
          <table:table-cell table:style-name="ce28" table:number-columns-spanned="2" table:number-rows-spanned="1"/>
          <table:covered-table-cell/>
          <table:table-cell table:style-name="ce8"/>
          <table:table-cell table:style-name="ce7" table:number-columns-repeated="3"/>
          <table:table-cell table:style-name="ce9" table:number-columns-repeated="2"/>
          <table:table-cell table:number-columns-repeated="1012"/>
        </table:table-row>
        <table:table-row table:style-name="ro3">
          <table:table-cell table:style-name="ce29" office:value-type="string" calcext:value-type="string">
            <text:p>Colonne1</text:p>
          </table:table-cell>
          <table:table-cell table:style-name="ce36" office:value-type="string" calcext:value-type="string">
            <text:p>Niveau de fatigue</text:p>
          </table:table-cell>
          <table:table-cell table:style-name="ce36" office:value-type="string" calcext:value-type="string">
            <text:p>Volume de travail</text:p>
          </table:table-cell>
          <table:table-cell table:style-name="ce8"/>
          <table:table-cell table:style-name="ce12" table:formula="of:=[.B3]" office:value-type="string" office:string-value="Niveau de fatigue" calcext:value-type="string">
            <text:p>Niveau de fatigue</text:p>
          </table:table-cell>
          <table:table-cell table:style-name="ce12" table:formula="of:=[.C3]" office:value-type="string" office:string-value="Volume de travail" calcext:value-type="string">
            <text:p>Volume de travail</text:p>
          </table:table-cell>
          <table:table-cell table:style-name="ce8"/>
          <table:table-cell table:style-name="ce11" office:value-type="string" calcext:value-type="string">
            <text:p>moyenne</text:p>
          </table:table-cell>
          <table:table-cell table:style-name="ce11" office:value-type="string" calcext:value-type="string">
            <text:p>Min</text:p>
          </table:table-cell>
          <table:table-cell table:style-name="ce11" office:value-type="string" calcext:value-type="string">
            <text:p>Max</text:p>
          </table:table-cell>
          <table:table-cell table:style-name="ce8"/>
          <table:table-cell table:style-name="ce13" office:value-type="string" calcext:value-type="string">
            <text:p>Analyse Niveau de fatigue et <text:s/>volume de travail par rapport à la moyenne</text:p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Très faible</text:p>
          </table:table-cell>
          <table:table-cell table:style-name="ce15" office:value-type="float" office:value="1128" calcext:value-type="float">
            <text:p>1128</text:p>
          </table:table-cell>
          <table:table-cell table:style-name="Default" office:value-type="float" office:value="938" calcext:value-type="float">
            <text:p>938</text:p>
          </table:table-cell>
          <table:table-cell table:style-name="ce8"/>
          <table:table-cell table:style-name="ce44" table:formula="of:=[.$B4]/[.$B11]" office:value-type="percentage" office:value="0.130028818443804" calcext:value-type="percentage">
            <text:p>13,00 %</text:p>
          </table:table-cell>
          <table:table-cell table:style-name="ce16" table:formula="of:=[.$C4]/[.$C11]" office:value-type="percentage" office:value="0.108126801152738" calcext:value-type="percentage">
            <text:p>10,81 %</text:p>
          </table:table-cell>
          <table:table-cell table:style-name="ce8"/>
          <table:table-cell table:style-name="ce17" table:formula="of:=AVERAGE([.$E4:.$F4])" office:value-type="percentage" office:value="0.119077809798271" calcext:value-type="percentage">
            <text:p>11,91 %</text:p>
          </table:table-cell>
          <table:table-cell table:style-name="ce17" table:formula="of:=MIN([.$E4:.$F4])" office:value-type="percentage" office:value="0.108126801152738" calcext:value-type="percentage">
            <text:p>10,81 %</text:p>
          </table:table-cell>
          <table:table-cell table:style-name="ce17" table:formula="of:=MAX([.$E4:.$F4])" office:value-type="percentage" office:value="0.130028818443804" calcext:value-type="percentage">
            <text:p>13,00 %</text:p>
          </table:table-cell>
          <table:table-cell table:style-name="ce8"/>
          <table:table-cell table:style-name="ce18" table:formula="of:=IF([.$E4]&gt;[.$F4];&quot;prépondance du niveau de fatigue&quot;;&quot;&quot;)" office:value-type="string" office:string-value="prépondance du niveau de fatigue" calcext:value-type="string">
            <text:p>prépondance du niveau de fatigue</text:p>
          </table:table-cell>
          <table:table-cell table:number-columns-repeated="1012"/>
        </table:table-row>
        <table:table-row table:style-name="ro2" table:visibility="filter">
          <table:table-cell table:style-name="ce14" office:value-type="string" calcext:value-type="string">
            <text:p>Neutre</text:p>
          </table:table-cell>
          <table:table-cell table:style-name="ce15" office:value-type="float" office:value="1301" calcext:value-type="float">
            <text:p>1301</text:p>
          </table:table-cell>
          <table:table-cell table:style-name="ce15" office:value-type="float" office:value="1635" calcext:value-type="float">
            <text:p>1635</text:p>
          </table:table-cell>
          <table:table-cell table:style-name="ce8"/>
          <table:table-cell table:style-name="ce45" table:formula="of:=[.$B5]/[.$B11]" office:value-type="percentage" office:value="0.149971181556196" calcext:value-type="percentage">
            <text:p>15,00 %</text:p>
          </table:table-cell>
          <table:table-cell table:style-name="ce16" table:formula="of:=[.$C5]/[.$C11]" office:value-type="percentage" office:value="0.188472622478386" calcext:value-type="percentage">
            <text:p>18,85 %</text:p>
          </table:table-cell>
          <table:table-cell table:style-name="ce8"/>
          <table:table-cell table:style-name="ce17" table:formula="of:=AVERAGE([.$E5:.$F5])" office:value-type="percentage" office:value="0.169221902017291" calcext:value-type="percentage">
            <text:p>16,92 %</text:p>
          </table:table-cell>
          <table:table-cell table:style-name="ce17" table:formula="of:=MIN([.$E5:.$F5])" office:value-type="percentage" office:value="0.149971181556196" calcext:value-type="percentage">
            <text:p>15,00 %</text:p>
          </table:table-cell>
          <table:table-cell table:style-name="ce17" table:formula="of:=MAX([.$E5:.$F5])" office:value-type="percentage" office:value="0.188472622478386" calcext:value-type="percentage">
            <text:p>18,85 %</text:p>
          </table:table-cell>
          <table:table-cell table:style-name="ce8"/>
          <table:table-cell table:style-name="ce19" table:formula="of:=IF([.$E5]&gt;[.$F5];&quot;prépondance du niveau de fatigue&quot;;&quot;&quot;)">
            <text:p/>
          </table:table-cell>
          <table:table-cell table:number-columns-repeated="1012"/>
        </table:table-row>
        <table:table-row table:style-name="ro2" table:visibility="filter">
          <table:table-cell table:style-name="ce14" office:value-type="string" calcext:value-type="string">
            <text:p>Très élelvé</text:p>
          </table:table-cell>
          <table:table-cell table:style-name="ce15" office:value-type="float" office:value="1431" calcext:value-type="float">
            <text:p>1431</text:p>
          </table:table-cell>
          <table:table-cell table:style-name="ce15" office:value-type="float" office:value="1724" calcext:value-type="float">
            <text:p>1724</text:p>
          </table:table-cell>
          <table:table-cell table:style-name="ce8"/>
          <table:table-cell table:style-name="ce46" table:formula="of:=[.$B6]/[.$B11]" office:value-type="percentage" office:value="0.164956772334294" calcext:value-type="percentage">
            <text:p>16,50 %</text:p>
          </table:table-cell>
          <table:table-cell table:style-name="ce16" table:formula="of:=[.$C6]/[.$C11]" office:value-type="percentage" office:value="0.198731988472622" calcext:value-type="percentage">
            <text:p>19,87 %</text:p>
          </table:table-cell>
          <table:table-cell table:style-name="ce8"/>
          <table:table-cell table:style-name="ce17" table:formula="of:=AVERAGE([.$E6:.$F6])" office:value-type="percentage" office:value="0.181844380403458" calcext:value-type="percentage">
            <text:p>18,18 %</text:p>
          </table:table-cell>
          <table:table-cell table:style-name="ce17" table:formula="of:=MIN([.$E6:.$F6])" office:value-type="percentage" office:value="0.164956772334294" calcext:value-type="percentage">
            <text:p>16,50 %</text:p>
          </table:table-cell>
          <table:table-cell table:style-name="ce17" table:formula="of:=MAX([.$E6:.$F6])" office:value-type="percentage" office:value="0.198731988472622" calcext:value-type="percentage">
            <text:p>19,87 %</text:p>
          </table:table-cell>
          <table:table-cell table:style-name="ce8"/>
          <table:table-cell table:style-name="ce18" table:formula="of:=IF([.$E6]&gt;[.$F6];&quot;prépondance du niveau de fatigue&quot;;&quot;&quot;)">
            <text:p/>
          </table:table-cell>
          <table:table-cell table:number-columns-repeated="1012"/>
        </table:table-row>
        <table:table-row table:style-name="ro2" table:visibility="filter">
          <table:table-cell table:style-name="ce14" office:value-type="string" calcext:value-type="string">
            <text:p>Faible</text:p>
          </table:table-cell>
          <table:table-cell table:style-name="ce15" office:value-type="float" office:value="1907" calcext:value-type="float">
            <text:p>1907</text:p>
          </table:table-cell>
          <table:table-cell table:style-name="ce15" office:value-type="float" office:value="1987" calcext:value-type="float">
            <text:p>1987</text:p>
          </table:table-cell>
          <table:table-cell table:style-name="ce8"/>
          <table:table-cell table:style-name="ce47" table:formula="of:=[.$B7]/[.$B11]" office:value-type="percentage" office:value="0.219827089337176" calcext:value-type="percentage">
            <text:p>21,98 %</text:p>
          </table:table-cell>
          <table:table-cell table:style-name="ce16" table:formula="of:=[.$C7]/[.$C11]" office:value-type="percentage" office:value="0.229048991354467" calcext:value-type="percentage">
            <text:p>22,90 %</text:p>
          </table:table-cell>
          <table:table-cell table:style-name="ce8"/>
          <table:table-cell table:style-name="ce17" table:formula="of:=AVERAGE([.$E7:.$F7])" office:value-type="percentage" office:value="0.224438040345821" calcext:value-type="percentage">
            <text:p>22,44 %</text:p>
          </table:table-cell>
          <table:table-cell table:style-name="ce17" table:formula="of:=MIN([.$E7:.$F7])" office:value-type="percentage" office:value="0.219827089337176" calcext:value-type="percentage">
            <text:p>21,98 %</text:p>
          </table:table-cell>
          <table:table-cell table:style-name="ce17" table:formula="of:=MAX([.$E7:.$F7])" office:value-type="percentage" office:value="0.229048991354467" calcext:value-type="percentage">
            <text:p>22,90 %</text:p>
          </table:table-cell>
          <table:table-cell table:style-name="ce8"/>
          <table:table-cell table:style-name="ce18" table:formula="of:=IF([.$E7]&gt;[.$F7];&quot;prépondance du niveau de fatigue&quot;;&quot;&quot;)">
            <text:p/>
          </table:table-cell>
          <table:table-cell table:number-columns-repeated="1012"/>
        </table:table-row>
        <table:table-row table:style-name="ro4" table:visibility="filter">
          <table:table-cell table:style-name="ce14" office:value-type="string" calcext:value-type="string">
            <text:p>Elevé</text:p>
          </table:table-cell>
          <table:table-cell table:style-name="ce15" office:value-type="float" office:value="2873" calcext:value-type="float">
            <text:p>2873</text:p>
          </table:table-cell>
          <table:table-cell table:style-name="ce15" office:value-type="float" office:value="2339" calcext:value-type="float">
            <text:p>2339</text:p>
          </table:table-cell>
          <table:table-cell table:style-name="ce8"/>
          <table:table-cell table:style-name="ce48" table:formula="of:=[.$B8]/[.$B11]" office:value-type="percentage" office:value="0.331181556195965" calcext:value-type="percentage">
            <text:p>33,12 %</text:p>
          </table:table-cell>
          <table:table-cell table:style-name="ce16" table:formula="of:=[.$C8]/[.$C11]" office:value-type="percentage" office:value="0.269625360230548" calcext:value-type="percentage">
            <text:p>26,96 %</text:p>
          </table:table-cell>
          <table:table-cell table:style-name="ce8"/>
          <table:table-cell table:style-name="ce17" table:formula="of:=AVERAGE([.$E8:.$F8])" office:value-type="percentage" office:value="0.300403458213256" calcext:value-type="percentage">
            <text:p>30,04 %</text:p>
          </table:table-cell>
          <table:table-cell table:style-name="ce17" table:formula="of:=MIN([.$E8:.$F8])" office:value-type="percentage" office:value="0.269625360230548" calcext:value-type="percentage">
            <text:p>26,96 %</text:p>
          </table:table-cell>
          <table:table-cell table:style-name="ce17" table:formula="of:=MAX([.$E8:.$F8])" office:value-type="percentage" office:value="0.331181556195965" calcext:value-type="percentage">
            <text:p>33,12 %</text:p>
          </table:table-cell>
          <table:table-cell table:style-name="ce8"/>
          <table:table-cell table:style-name="ce19" table:formula="of:=IF([.$E8]&gt;[.$F8];&quot;prépondance du niveau de fatigue&quot;;&quot;&quot;)" office:value-type="string" office:string-value="prépondance du niveau de fatigue" calcext:value-type="string">
            <text:p>prépondance du niveau de fatigue</text:p>
          </table:table-cell>
          <table:table-cell table:number-columns-repeated="1012"/>
        </table:table-row>
        <table:table-row table:style-name="ro2" table:visibility="filter">
          <table:table-cell table:style-name="ce14" office:value-type="string" calcext:value-type="string">
            <text:p>ne se prononce pas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52" calcext:value-type="float">
            <text:p>52</text:p>
          </table:table-cell>
          <table:table-cell table:style-name="ce8"/>
          <table:table-cell table:style-name="ce49" table:formula="of:=[.$B9]/[.$B11]" office:value-type="percentage" office:value="0.00403458213256484" calcext:value-type="percentage">
            <text:p>0,40 %</text:p>
          </table:table-cell>
          <table:table-cell table:style-name="ce16" table:formula="of:=[.$C9]/[.$C11]" office:value-type="percentage" office:value="0.00599423631123919" calcext:value-type="percentage">
            <text:p>0,60 %</text:p>
          </table:table-cell>
          <table:table-cell table:style-name="ce8"/>
          <table:table-cell table:style-name="ce17" table:formula="of:=AVERAGE([.$E9:.$F9])" office:value-type="percentage" office:value="0.00501440922190202" calcext:value-type="percentage">
            <text:p>0,50 %</text:p>
          </table:table-cell>
          <table:table-cell table:style-name="ce17" table:formula="of:=MIN([.$E9:.$F9])" office:value-type="percentage" office:value="0.00403458213256484" calcext:value-type="percentage">
            <text:p>0,40 %</text:p>
          </table:table-cell>
          <table:table-cell table:style-name="ce17" table:formula="of:=MAX([.$E9:.$F9])" office:value-type="percentage" office:value="0.00599423631123919" calcext:value-type="percentage">
            <text:p>0,60 %</text:p>
          </table:table-cell>
          <table:table-cell table:style-name="ce8"/>
          <table:table-cell table:style-name="ce18" table:formula="of:=IF([.$E9]&gt;[.$F9];&quot;prépondance du niveau de fatigue&quot;;&quot;&quot;)">
            <text:p/>
          </table:table-cell>
          <table:table-cell table:number-columns-repeated="1012"/>
        </table:table-row>
        <table:table-row table:style-name="ro2">
          <table:table-cell table:style-name="ce20" table:number-columns-repeated="3"/>
          <table:table-cell table:style-name="ce7"/>
          <table:table-cell table:style-name="ce21" table:number-columns-repeated="2"/>
          <table:table-cell table:style-name="ce8"/>
          <table:table-cell table:style-name="ce21" table:number-columns-repeated="3"/>
          <table:table-cell table:style-name="ce7"/>
          <table:table-cell table:style-name="ce21"/>
          <table:table-cell table:number-columns-repeated="1012"/>
        </table:table-row>
        <table:table-row table:style-name="ro2">
          <table:table-cell table:style-name="ce14" office:value-type="string" calcext:value-type="string">
            <text:p>Somme</text:p>
          </table:table-cell>
          <table:table-cell table:style-name="ce15" table:formula="of:=SUM([.$B4:.$B9])" office:value-type="float" office:value="8675" calcext:value-type="float">
            <text:p>8675</text:p>
          </table:table-cell>
          <table:table-cell table:style-name="ce15" table:formula="of:=SUM([.$C4:.$C9])" office:value-type="float" office:value="8675" calcext:value-type="float">
            <text:p>8675</text:p>
          </table:table-cell>
          <table:table-cell table:style-name="ce22">
            <draw:frame draw:z-index="0" draw:name="Graphique 1" draw:style-name="gr1" svg:width="12.7cm" svg:height="7.62cm" svg:x="0.794cm" svg:y="0.349cm">
              <draw:object>
                <loext:p/>
              </draw:object>
              <draw:image xlink:href="./ObjectReplacements/" xlink:type="simple" xlink:show="embed" xlink:actuate="onLoad"/>
            </draw:frame>
          </table:table-cell>
          <table:table-cell table:style-name="ce23" table:number-columns-repeated="2"/>
          <table:table-cell table:style-name="ce8"/>
          <table:table-cell table:style-name="ce7" table:number-columns-repeated="5"/>
          <table:table-cell table:number-columns-repeated="1012"/>
        </table:table-row>
        <table:table-row table:style-name="ro5">
          <table:table-cell table:style-name="ce24" office:value-type="string" calcext:value-type="string">
            <text:p>Somme des données supérieures à 1500</text:p>
          </table:table-cell>
          <table:table-cell table:style-name="ce25" table:formula="of:=SUMIF([.$B4:.$B9];&quot;&gt;1500&quot;)" office:value-type="float" office:value="4780" calcext:value-type="float">
            <text:p>4780</text:p>
          </table:table-cell>
          <table:table-cell table:style-name="ce25" table:formula="of:=SUMIF([.$C4:.$C9];&quot;&gt;1500&quot;)" office:value-type="float" office:value="7685" calcext:value-type="float">
            <text:p>7685</text:p>
          </table:table-cell>
          <table:table-cell table:style-name="ce22"/>
          <table:table-cell table:style-name="ce7" table:number-columns-repeated="8"/>
          <table:table-cell table:number-columns-repeated="1012"/>
        </table:table-row>
        <table:table-row table:style-name="ro2">
          <table:table-cell table:style-name="ce7"/>
          <table:table-cell table:style-name="ce21" table:number-columns-repeated="2"/>
          <table:table-cell table:style-name="ce7" table:number-columns-repeated="9"/>
          <table:table-cell table:number-columns-repeated="1012"/>
        </table:table-row>
        <table:table-row table:style-name="ro2">
          <table:table-cell table:style-name="ce26" table:number-columns-repeated="1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27"/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Tri_Filtre.$A$1" table:cell-range-address="Tri_Filtre.$A$3:Tri_Filtre.$C$9"/>
        </table:named-expressions>
        <calcext:conditional-formats>
          <calcext:conditional-format calcext:target-range-address="Tri_Filtre.E4:Tri_Filtre.E4">
            <calcext:condition calcext:apply-style-name="cf1" calcext:value="&lt;[.$F$4]" calcext:base-cell-address="Tri_Filtre.E4"/>
          </calcext:conditional-format>
          <calcext:conditional-format calcext:target-range-address="Tri_Filtre.E5:Tri_Filtre.E5">
            <calcext:condition calcext:apply-style-name="cf1" calcext:value="&lt;[.$H$5]" calcext:base-cell-address="Tri_Filtre.E5"/>
          </calcext:conditional-format>
          <calcext:conditional-format calcext:target-range-address="Tri_Filtre.E6:Tri_Filtre.E6">
            <calcext:condition calcext:apply-style-name="cf1" calcext:value="&lt;[.$H$6]" calcext:base-cell-address="Tri_Filtre.E6"/>
          </calcext:conditional-format>
          <calcext:conditional-format calcext:target-range-address="Tri_Filtre.E7:Tri_Filtre.E7">
            <calcext:condition calcext:apply-style-name="cf1" calcext:value="&lt;[.$H$7]" calcext:base-cell-address="Tri_Filtre.E7"/>
          </calcext:conditional-format>
          <calcext:conditional-format calcext:target-range-address="Tri_Filtre.E8:Tri_Filtre.E8">
            <calcext:condition calcext:apply-style-name="cf1" calcext:value="&lt;[.$H$8]" calcext:base-cell-address="Tri_Filtre.E8"/>
          </calcext:conditional-format>
          <calcext:conditional-format calcext:target-range-address="Tri_Filtre.E9:Tri_Filtre.E9">
            <calcext:condition calcext:apply-style-name="cf1" calcext:value="&lt;[.$H$9]" calcext:base-cell-address="Tri_Filtre.E9"/>
          </calcext:conditional-format>
        </calcext:conditional-formats>
      </table:table>
      <table:table table:name="Analyse" table:style-name="ta1">
        <table:shapes>
          <draw:frame draw:z-index="0" draw:style-name="gr2" draw:text-style-name="P1" svg:width="15.999cm" svg:height="8.999cm" svg:x="11.314cm" svg:y="6.277cm">
            <draw:object draw:notify-on-update-of-ranges="Analyse.A3:Analyse.A3 Analyse.A4:Analyse.A9 Analyse.B3:Analyse.B3 Analyse.B4:Analyse.B9 Analyse.C3:Analyse.C3 Analyse.C4:Analyse.C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5" table:number-columns-repeated="3" table:default-cell-style-name="ce34"/>
        <table:table-column table:style-name="co8" table:default-cell-style-name="ce34"/>
        <table:table-column table:style-name="co9" table:default-cell-style-name="ce34"/>
        <table:table-column table:style-name="co5" table:number-columns-repeated="1011" table:default-cell-style-name="ce34"/>
        <table:table-column table:style-name="co10" table:default-cell-style-name="ce34"/>
        <table:table-row table:style-name="ro1">
          <table:table-cell table:style-name="ce2" office:value-type="string" calcext:value-type="string">
            <text:p>Etude ANACT Juin 2020 : Télétravail en période de confinement</text:p>
          </table:table-cell>
          <table:table-cell table:style-name="ce3" table:number-columns-repeated="4"/>
          <table:table-cell table:style-name="ce4" table:number-columns-repeated="6"/>
          <table:table-cell table:style-name="ce5"/>
          <table:table-cell table:number-columns-repeated="1012"/>
        </table:table-row>
        <table:table-row table:style-name="ro2">
          <table:table-cell table:style-name="ce7" table:number-columns-repeated="4"/>
          <table:table-cell table:style-name="ce28" table:number-columns-spanned="2" table:number-rows-spanned="1"/>
          <table:covered-table-cell/>
          <table:table-cell table:style-name="ce8"/>
          <table:table-cell table:style-name="ce7" table:number-columns-repeated="3"/>
          <table:table-cell table:style-name="ce9" table:number-columns-repeated="2"/>
          <table:table-cell table:number-columns-repeated="1012"/>
        </table:table-row>
        <table:table-row table:style-name="ro3">
          <table:table-cell table:style-name="ce10" office:value-type="string" calcext:value-type="string">
            <text:p>Colonne1</text:p>
          </table:table-cell>
          <table:table-cell table:style-name="ce36" office:value-type="string" calcext:value-type="string">
            <text:p>Niveau de fatigue</text:p>
          </table:table-cell>
          <table:table-cell table:style-name="ce36" office:value-type="string" calcext:value-type="string">
            <text:p>Volume de travail</text:p>
          </table:table-cell>
          <table:table-cell table:style-name="ce8"/>
          <table:table-cell table:style-name="ce12" table:formula="of:=[.B3]" office:value-type="string" office:string-value="Niveau de fatigue" calcext:value-type="string">
            <text:p>Niveau de fatigue</text:p>
          </table:table-cell>
          <table:table-cell table:style-name="ce12" table:formula="of:=[.C3]" office:value-type="string" office:string-value="Volume de travail" calcext:value-type="string">
            <text:p>Volume de travail</text:p>
          </table:table-cell>
          <table:table-cell table:style-name="ce8"/>
          <table:table-cell table:style-name="ce36" office:value-type="string" calcext:value-type="string">
            <text:p>moyenne</text:p>
          </table:table-cell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8"/>
          <table:table-cell table:style-name="ce13" office:value-type="string" calcext:value-type="string">
            <text:p>Analyse Niveau de fatigue et <text:s/>volume de travail par rapport à la moyenne</text:p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Très élelvé</text:p>
          </table:table-cell>
          <table:table-cell table:style-name="ce15" office:value-type="float" office:value="1431" calcext:value-type="float">
            <text:p>1431</text:p>
          </table:table-cell>
          <table:table-cell table:style-name="ce15" office:value-type="float" office:value="1724" calcext:value-type="float">
            <text:p>1724</text:p>
          </table:table-cell>
          <table:table-cell table:style-name="ce8"/>
          <table:table-cell table:style-name="ce62" table:formula="of:=[.$B4]/[.$B11]" office:value-type="percentage" office:value="0.164956772334294" calcext:value-type="percentage">
            <text:p>16,50 %</text:p>
          </table:table-cell>
          <table:table-cell table:style-name="ce16" table:formula="of:=[.$C4]/[.$C11]" office:value-type="percentage" office:value="0.198731988472622" calcext:value-type="percentage">
            <text:p>19,87 %</text:p>
          </table:table-cell>
          <table:table-cell table:style-name="ce8"/>
          <table:table-cell table:style-name="ce17" table:formula="of:=AVERAGE([.$E4:.$F4])" office:value-type="percentage" office:value="0.181844380403458" calcext:value-type="percentage">
            <text:p>18,18 %</text:p>
          </table:table-cell>
          <table:table-cell table:style-name="ce17" table:formula="of:=MIN([.$E4:.$F4])" office:value-type="percentage" office:value="0.164956772334294" calcext:value-type="percentage">
            <text:p>16,50 %</text:p>
          </table:table-cell>
          <table:table-cell table:style-name="ce17" table:formula="of:=MAX([.$E4:.$F4])" office:value-type="percentage" office:value="0.198731988472622" calcext:value-type="percentage">
            <text:p>19,87 %</text:p>
          </table:table-cell>
          <table:table-cell table:style-name="ce8"/>
          <table:table-cell table:style-name="ce18" table:formula="of:=IF([.$E4]&gt;[.$F4];&quot;prépondance du niveau de fatigue&quot;;&quot;&quot;)">
            <text:p/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levé</text:p>
          </table:table-cell>
          <table:table-cell table:style-name="ce15" office:value-type="float" office:value="2873" calcext:value-type="float">
            <text:p>2873</text:p>
          </table:table-cell>
          <table:table-cell table:style-name="ce15" office:value-type="float" office:value="2339" calcext:value-type="float">
            <text:p>2339</text:p>
          </table:table-cell>
          <table:table-cell table:style-name="ce8"/>
          <table:table-cell table:style-name="ce63" table:formula="of:=[.$B5]/[.$B11]" office:value-type="percentage" office:value="0.331181556195965" calcext:value-type="percentage">
            <text:p>33,12 %</text:p>
          </table:table-cell>
          <table:table-cell table:style-name="ce16" table:formula="of:=[.$C5]/[.$C11]" office:value-type="percentage" office:value="0.269625360230548" calcext:value-type="percentage">
            <text:p>26,96 %</text:p>
          </table:table-cell>
          <table:table-cell table:style-name="ce8"/>
          <table:table-cell table:style-name="ce17" table:formula="of:=AVERAGE([.$E5:.$F5])" office:value-type="percentage" office:value="0.300403458213256" calcext:value-type="percentage">
            <text:p>30,04 %</text:p>
          </table:table-cell>
          <table:table-cell table:style-name="ce17" table:formula="of:=MIN([.$E5:.$F5])" office:value-type="percentage" office:value="0.269625360230548" calcext:value-type="percentage">
            <text:p>26,96 %</text:p>
          </table:table-cell>
          <table:table-cell table:style-name="ce17" table:formula="of:=MAX([.$E5:.$F5])" office:value-type="percentage" office:value="0.331181556195965" calcext:value-type="percentage">
            <text:p>33,12 %</text:p>
          </table:table-cell>
          <table:table-cell table:style-name="ce8"/>
          <table:table-cell table:style-name="ce19" table:formula="of:=IF([.$E5]&gt;[.$F5];&quot;prépondance du niveau de fatigue&quot;;&quot;&quot;)" office:value-type="string" office:string-value="prépondance du niveau de fatigue" calcext:value-type="string">
            <text:p>prépondance du niveau de fatigue</text:p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Neutre</text:p>
          </table:table-cell>
          <table:table-cell table:style-name="ce15" office:value-type="float" office:value="1301" calcext:value-type="float">
            <text:p>1301</text:p>
          </table:table-cell>
          <table:table-cell table:style-name="ce15" office:value-type="float" office:value="1635" calcext:value-type="float">
            <text:p>1635</text:p>
          </table:table-cell>
          <table:table-cell table:style-name="ce8"/>
          <table:table-cell table:style-name="ce64" table:formula="of:=[.$B6]/[.$B11]" office:value-type="percentage" office:value="0.149971181556196" calcext:value-type="percentage">
            <text:p>15,00 %</text:p>
          </table:table-cell>
          <table:table-cell table:style-name="ce16" table:formula="of:=[.$C6]/[.$C11]" office:value-type="percentage" office:value="0.188472622478386" calcext:value-type="percentage">
            <text:p>18,85 %</text:p>
          </table:table-cell>
          <table:table-cell table:style-name="ce8"/>
          <table:table-cell table:style-name="ce68" table:formula="of:=AVERAGE([.$E6:.$F6])" office:value-type="percentage" office:value="0.169221902017291" calcext:value-type="percentage">
            <text:p>16,92 %</text:p>
          </table:table-cell>
          <table:table-cell table:style-name="ce17" table:formula="of:=MIN([.$E6:.$F6])" office:value-type="percentage" office:value="0.149971181556196" calcext:value-type="percentage">
            <text:p>15,00 %</text:p>
          </table:table-cell>
          <table:table-cell table:style-name="ce17" table:formula="of:=MAX([.$E6:.$F6])" office:value-type="percentage" office:value="0.188472622478386" calcext:value-type="percentage">
            <text:p>18,85 %</text:p>
          </table:table-cell>
          <table:table-cell table:style-name="ce8"/>
          <table:table-cell table:style-name="ce18" table:formula="of:=IF([.$E6]&gt;[.$F6];&quot;prépondance du niveau de fatigue&quot;;&quot;&quot;)">
            <text:p/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Faible</text:p>
          </table:table-cell>
          <table:table-cell table:style-name="ce15" office:value-type="float" office:value="1907" calcext:value-type="float">
            <text:p>1907</text:p>
          </table:table-cell>
          <table:table-cell table:style-name="ce15" office:value-type="float" office:value="1987" calcext:value-type="float">
            <text:p>1987</text:p>
          </table:table-cell>
          <table:table-cell table:style-name="ce8"/>
          <table:table-cell table:style-name="ce65" table:formula="of:=[.$B7]/[.$B11]" office:value-type="percentage" office:value="0.219827089337176" calcext:value-type="percentage">
            <text:p>21,98 %</text:p>
          </table:table-cell>
          <table:table-cell table:style-name="ce16" table:formula="of:=[.$C7]/[.$C11]" office:value-type="percentage" office:value="0.229048991354467" calcext:value-type="percentage">
            <text:p>22,90 %</text:p>
          </table:table-cell>
          <table:table-cell table:style-name="ce8"/>
          <table:table-cell table:style-name="ce17" table:formula="of:=AVERAGE([.$E7:.$F7])" office:value-type="percentage" office:value="0.224438040345821" calcext:value-type="percentage">
            <text:p>22,44 %</text:p>
          </table:table-cell>
          <table:table-cell table:style-name="ce17" table:formula="of:=MIN([.$E7:.$F7])" office:value-type="percentage" office:value="0.219827089337176" calcext:value-type="percentage">
            <text:p>21,98 %</text:p>
          </table:table-cell>
          <table:table-cell table:style-name="ce17" table:formula="of:=MAX([.$E7:.$F7])" office:value-type="percentage" office:value="0.229048991354467" calcext:value-type="percentage">
            <text:p>22,90 %</text:p>
          </table:table-cell>
          <table:table-cell table:style-name="ce8"/>
          <table:table-cell table:style-name="ce18" table:formula="of:=IF([.$E7]&gt;[.$F7];&quot;prépondance du niveau de fatigue&quot;;&quot;&quot;)">
            <text:p/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Très faible</text:p>
          </table:table-cell>
          <table:table-cell table:style-name="ce15" office:value-type="float" office:value="1128" calcext:value-type="float">
            <text:p>1128</text:p>
          </table:table-cell>
          <table:table-cell table:style-name="ce15" office:value-type="float" office:value="938" calcext:value-type="float">
            <text:p>938</text:p>
          </table:table-cell>
          <table:table-cell table:style-name="ce8"/>
          <table:table-cell table:style-name="ce66" table:formula="of:=[.$B8]/[.$B11]" office:value-type="percentage" office:value="0.130028818443804" calcext:value-type="percentage">
            <text:p>13 %</text:p>
          </table:table-cell>
          <table:table-cell table:style-name="ce16" table:formula="of:=[.$C8]/[.$C11]" office:value-type="percentage" office:value="0.108126801152738" calcext:value-type="percentage">
            <text:p>10,81 %</text:p>
          </table:table-cell>
          <table:table-cell table:style-name="ce8"/>
          <table:table-cell table:style-name="ce17" table:formula="of:=AVERAGE([.$E8:.$F8])" office:value-type="percentage" office:value="0.119077809798271" calcext:value-type="percentage">
            <text:p>11,91 %</text:p>
          </table:table-cell>
          <table:table-cell table:style-name="ce17" table:formula="of:=MIN([.$E8:.$F8])" office:value-type="percentage" office:value="0.108126801152738" calcext:value-type="percentage">
            <text:p>10,81 %</text:p>
          </table:table-cell>
          <table:table-cell table:style-name="ce17" table:formula="of:=MAX([.$E8:.$F8])" office:value-type="percentage" office:value="0.130028818443804" calcext:value-type="percentage">
            <text:p>13,00 %</text:p>
          </table:table-cell>
          <table:table-cell table:style-name="ce8"/>
          <table:table-cell table:style-name="ce19" table:formula="of:=IF([.$E8]&gt;[.$F8];&quot;prépondance du niveau de fatigue&quot;;&quot;&quot;)" office:value-type="string" office:string-value="prépondance du niveau de fatigue" calcext:value-type="string">
            <text:p>prépondance du niveau de fatigue</text:p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ne se prononce pas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52" calcext:value-type="float">
            <text:p>52</text:p>
          </table:table-cell>
          <table:table-cell table:style-name="ce8"/>
          <table:table-cell table:style-name="ce67" table:formula="of:=[.$B9]/[.$B11]" office:value-type="percentage" office:value="0.00403458213256484" calcext:value-type="percentage">
            <text:p>0,40 %</text:p>
          </table:table-cell>
          <table:table-cell table:style-name="ce16" table:formula="of:=[.$C9]/[.$C11]" office:value-type="percentage" office:value="0.00599423631123919" calcext:value-type="percentage">
            <text:p>0,60 %</text:p>
          </table:table-cell>
          <table:table-cell table:style-name="ce8"/>
          <table:table-cell table:style-name="ce17" table:formula="of:=AVERAGE([.$E9:.$F9])" office:value-type="percentage" office:value="0.00501440922190202" calcext:value-type="percentage">
            <text:p>0,50 %</text:p>
          </table:table-cell>
          <table:table-cell table:style-name="ce17" table:formula="of:=MIN([.$E9:.$F9])" office:value-type="percentage" office:value="0.00403458213256484" calcext:value-type="percentage">
            <text:p>0,40 %</text:p>
          </table:table-cell>
          <table:table-cell table:style-name="ce17" table:formula="of:=MAX([.$E9:.$F9])" office:value-type="percentage" office:value="0.00599423631123919" calcext:value-type="percentage">
            <text:p>0,60 %</text:p>
          </table:table-cell>
          <table:table-cell table:style-name="ce8"/>
          <table:table-cell table:style-name="ce18" table:formula="of:=IF([.$E9]&gt;[.$F9];&quot;prépondance du niveau de fatigue&quot;;&quot;&quot;)">
            <text:p/>
          </table:table-cell>
          <table:table-cell table:number-columns-repeated="1012"/>
        </table:table-row>
        <table:table-row table:style-name="ro2">
          <table:table-cell table:style-name="ce20" table:number-columns-repeated="3"/>
          <table:table-cell table:style-name="ce7"/>
          <table:table-cell table:style-name="ce21" table:number-columns-repeated="2"/>
          <table:table-cell table:style-name="ce8"/>
          <table:table-cell table:style-name="ce21" table:number-columns-repeated="3"/>
          <table:table-cell table:style-name="ce7"/>
          <table:table-cell table:style-name="ce21"/>
          <table:table-cell table:number-columns-repeated="1012"/>
        </table:table-row>
        <table:table-row table:style-name="ro2">
          <table:table-cell table:style-name="ce14" office:value-type="string" calcext:value-type="string">
            <text:p>Somme</text:p>
          </table:table-cell>
          <table:table-cell table:style-name="ce15" table:formula="of:=SUM([.$B4:.$B9])" office:value-type="float" office:value="8675" calcext:value-type="float">
            <text:p>8675</text:p>
          </table:table-cell>
          <table:table-cell table:style-name="ce15" table:formula="of:=SUM([.$C4:.$C9])" office:value-type="float" office:value="8675" calcext:value-type="float">
            <text:p>8675</text:p>
          </table:table-cell>
          <table:table-cell table:style-name="ce22"/>
          <table:table-cell table:style-name="ce23" table:number-columns-repeated="2"/>
          <table:table-cell table:style-name="ce8"/>
          <table:table-cell table:style-name="ce7" table:number-columns-repeated="5"/>
          <table:table-cell table:number-columns-repeated="1012"/>
        </table:table-row>
        <table:table-row table:style-name="ro5">
          <table:table-cell table:style-name="ce24" office:value-type="string" calcext:value-type="string">
            <text:p>Somme des données supérieures à 1500</text:p>
          </table:table-cell>
          <table:table-cell table:style-name="ce25" table:formula="of:=SUMIF([.$B4:.$B9];&quot;&gt;1500&quot;)" office:value-type="float" office:value="4780" calcext:value-type="float">
            <text:p>4780</text:p>
          </table:table-cell>
          <table:table-cell table:style-name="ce25" table:formula="of:=SUMIF([.$C4:.$C9];&quot;&gt;1500&quot;)" office:value-type="float" office:value="7685" calcext:value-type="float">
            <text:p>7685</text:p>
          </table:table-cell>
          <table:table-cell table:style-name="ce22"/>
          <table:table-cell table:style-name="ce7" table:number-columns-repeated="8"/>
          <table:table-cell table:number-columns-repeated="1012"/>
        </table:table-row>
        <table:table-row table:style-name="ro2">
          <table:table-cell table:style-name="ce7"/>
          <table:table-cell table:style-name="ce21" table:number-columns-repeated="2"/>
          <table:table-cell table:style-name="ce7" table:number-columns-repeated="9"/>
          <table:table-cell table:number-columns-repeated="1012"/>
        </table:table-row>
        <table:table-row table:style-name="ro2">
          <table:table-cell table:style-name="ce26" table:number-columns-repeated="1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27"/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Analyse.$A$1" table:cell-range-address="Analyse.$A$3:Analyse.$C$9"/>
        </table:named-expressions>
        <calcext:conditional-formats>
          <calcext:conditional-format calcext:target-range-address="Analyse.E4:Analyse.E4">
            <calcext:condition calcext:apply-style-name="Sans nom2" calcext:value="&lt;[$Analyse.$H$4]" calcext:base-cell-address="Analyse.E4"/>
          </calcext:conditional-format>
          <calcext:conditional-format calcext:target-range-address="Analyse.E5:Analyse.E5">
            <calcext:condition calcext:apply-style-name="Sans nom2" calcext:value="&lt;[.$H$5]" calcext:base-cell-address="Analyse.E5"/>
          </calcext:conditional-format>
          <calcext:conditional-format calcext:target-range-address="Analyse.H6:Analyse.H6">
            <calcext:condition calcext:apply-style-name="Sans nom2" calcext:value="&lt;[$Analyse.$H$6]" calcext:base-cell-address="Analyse.H6"/>
          </calcext:conditional-format>
          <calcext:conditional-format calcext:target-range-address="Analyse.H6:Analyse.H6">
            <calcext:condition calcext:apply-style-name="Sans nom2" calcext:value="&lt;[$Analyse.$H$6]" calcext:base-cell-address="Analyse.H6"/>
          </calcext:conditional-format>
          <calcext:conditional-format calcext:target-range-address="Analyse.E6:Analyse.E6">
            <calcext:condition calcext:apply-style-name="Sans nom2" calcext:value="&lt;[.$H6]" calcext:base-cell-address="Analyse.E6"/>
          </calcext:conditional-format>
          <calcext:conditional-format calcext:target-range-address="Analyse.E7:Analyse.E7">
            <calcext:condition calcext:apply-style-name="Sans nom2" calcext:value="&lt;[.$H7]" calcext:base-cell-address="Analyse.E7"/>
          </calcext:conditional-format>
          <calcext:conditional-format calcext:target-range-address="Analyse.E9:Analyse.E9">
            <calcext:condition calcext:apply-style-name="Sans nom2" calcext:value="&lt;AVERAGE([.$E9:.$F9])" calcext:base-cell-address="Analyse.E9"/>
          </calcext:conditional-format>
          <calcext:conditional-format calcext:target-range-address="Analyse.E8:Analyse.E8">
            <calcext:condition calcext:apply-style-name="Sans nom2" calcext:value="&lt;AVERAGE([.$E8:.$F8])" calcext:base-cell-address="Analyse.E8"/>
          </calcext:conditional-format>
        </calcext:conditional-formats>
      </table:table>
      <table:table table:name="Tri Filtre" table:style-name="ta1">
        <table:shapes>
          <draw:frame draw:z-index="0" draw:style-name="gr2" draw:text-style-name="P1" svg:width="15.999cm" svg:height="8.999cm" svg:x="11.248cm" svg:y="6.007cm">
            <draw:object draw:notify-on-update-of-ranges="Analyse.A4:Analyse.A9 Analyse.B3:Analyse.B3 Analyse.B4:Analyse.B9 Analyse.C3:Analyse.C3 Analyse.C4:Analyse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6" table:default-cell-style-name="ce34"/>
        <table:table-column table:style-name="co7" table:default-cell-style-name="ce34"/>
        <table:table-column table:style-name="co5" table:number-columns-repeated="3" table:default-cell-style-name="ce34"/>
        <table:table-column table:style-name="co8" table:default-cell-style-name="ce34"/>
        <table:table-column table:style-name="co9" table:default-cell-style-name="ce34"/>
        <table:table-column table:style-name="co5" table:number-columns-repeated="1011" table:default-cell-style-name="ce34"/>
        <table:table-column table:style-name="co10" table:default-cell-style-name="ce34"/>
        <table:table-row table:style-name="ro1">
          <table:table-cell table:style-name="ce2" office:value-type="string" calcext:value-type="string">
            <text:p>Etude ANACT Juin 2020 : Télétravail en période de confinement</text:p>
          </table:table-cell>
          <table:table-cell table:style-name="ce3" table:number-columns-repeated="4"/>
          <table:table-cell table:style-name="ce4" table:number-columns-repeated="6"/>
          <table:table-cell table:style-name="ce5"/>
          <table:table-cell table:number-columns-repeated="1012"/>
        </table:table-row>
        <table:table-row table:style-name="ro2">
          <table:table-cell table:style-name="ce7" table:number-columns-repeated="4"/>
          <table:table-cell table:style-name="ce28" table:number-columns-spanned="2" table:number-rows-spanned="1"/>
          <table:covered-table-cell/>
          <table:table-cell table:style-name="ce8"/>
          <table:table-cell table:style-name="ce7" table:number-columns-repeated="3"/>
          <table:table-cell table:style-name="ce9" table:number-columns-repeated="2"/>
          <table:table-cell table:number-columns-repeated="1012"/>
        </table:table-row>
        <table:table-row table:style-name="ro3">
          <table:table-cell table:style-name="ce29" office:value-type="string" calcext:value-type="string">
            <text:p>Colonne1</text:p>
          </table:table-cell>
          <table:table-cell table:style-name="ce36" office:value-type="string" calcext:value-type="string">
            <text:p>Niveau de fatigue</text:p>
          </table:table-cell>
          <table:table-cell table:style-name="ce36" office:value-type="string" calcext:value-type="string">
            <text:p>Volume de travail</text:p>
          </table:table-cell>
          <table:table-cell table:style-name="ce8"/>
          <table:table-cell table:style-name="ce12" table:formula="of:=[.B3]" office:value-type="string" office:string-value="Niveau de fatigue" calcext:value-type="string">
            <text:p>Niveau de fatigue</text:p>
          </table:table-cell>
          <table:table-cell table:style-name="ce12" table:formula="of:=[.C3]" office:value-type="string" office:string-value="Volume de travail" calcext:value-type="string">
            <text:p>Volume de travail</text:p>
          </table:table-cell>
          <table:table-cell table:style-name="ce8"/>
          <table:table-cell table:style-name="ce36" office:value-type="string" calcext:value-type="string">
            <text:p>moyenne</text:p>
          </table:table-cell>
          <table:table-cell table:style-name="ce36" office:value-type="string" calcext:value-type="string">
            <text:p>Min</text:p>
          </table:table-cell>
          <table:table-cell table:style-name="ce36" office:value-type="string" calcext:value-type="string">
            <text:p>Max</text:p>
          </table:table-cell>
          <table:table-cell table:style-name="ce8"/>
          <table:table-cell table:style-name="ce13" office:value-type="string" calcext:value-type="string">
            <text:p>Analyse Niveau de fatigue et <text:s/>volume de travail par rapport à la moyenne</text:p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Très élelvé</text:p>
          </table:table-cell>
          <table:table-cell table:style-name="ce15" office:value-type="float" office:value="1431" calcext:value-type="float">
            <text:p>1431</text:p>
          </table:table-cell>
          <table:table-cell table:style-name="ce15" office:value-type="float" office:value="52" calcext:value-type="float">
            <text:p>52</text:p>
          </table:table-cell>
          <table:table-cell table:style-name="ce8"/>
          <table:table-cell table:style-name="ce69" table:formula="of:=[.$B4]/[.$B11]" office:value-type="percentage" office:value="0.164956772334294" calcext:value-type="percentage">
            <text:p>16,50 %</text:p>
          </table:table-cell>
          <table:table-cell table:style-name="ce16" table:formula="of:=[.$C4]/[.$C11]" office:value-type="percentage" office:value="0.00599423631123919" calcext:value-type="percentage">
            <text:p>0,60 %</text:p>
          </table:table-cell>
          <table:table-cell table:style-name="ce8"/>
          <table:table-cell table:style-name="ce17" table:formula="of:=AVERAGE([.$E4:.$F4])" office:value-type="percentage" office:value="0.0854755043227666" calcext:value-type="percentage">
            <text:p>8,55 %</text:p>
          </table:table-cell>
          <table:table-cell table:style-name="ce17" table:formula="of:=MIN([.$E4:.$F4])" office:value-type="percentage" office:value="0.00599423631123919" calcext:value-type="percentage">
            <text:p>0,60 %</text:p>
          </table:table-cell>
          <table:table-cell table:style-name="ce17" table:formula="of:=MAX([.$E4:.$F4])" office:value-type="percentage" office:value="0.164956772334294" calcext:value-type="percentage">
            <text:p>16,50 %</text:p>
          </table:table-cell>
          <table:table-cell table:style-name="ce8"/>
          <table:table-cell table:style-name="ce18" table:formula="of:=IF([.$E4]&gt;[.$F4];&quot;prépondance du niveau de fatigue&quot;;&quot;&quot;)" office:value-type="string" office:string-value="prépondance du niveau de fatigue" calcext:value-type="string">
            <text:p>prépondance du niveau de fatigue</text:p>
          </table:table-cell>
          <table:table-cell table:number-columns-repeated="1012"/>
        </table:table-row>
        <table:table-row table:style-name="ro4">
          <table:table-cell table:style-name="ce14" office:value-type="string" calcext:value-type="string">
            <text:p>Elevé</text:p>
          </table:table-cell>
          <table:table-cell table:style-name="ce15" office:value-type="float" office:value="2873" calcext:value-type="float">
            <text:p>2873</text:p>
          </table:table-cell>
          <table:table-cell table:style-name="ce15" office:value-type="float" office:value="938" calcext:value-type="float">
            <text:p>938</text:p>
          </table:table-cell>
          <table:table-cell table:style-name="ce8"/>
          <table:table-cell table:style-name="ce70" table:formula="of:=[.$B5]/[.$B11]" office:value-type="percentage" office:value="0.331181556195965" calcext:value-type="percentage">
            <text:p>33,12 %</text:p>
          </table:table-cell>
          <table:table-cell table:style-name="ce16" table:formula="of:=[.$C5]/[.$C11]" office:value-type="percentage" office:value="0.108126801152738" calcext:value-type="percentage">
            <text:p>10,81 %</text:p>
          </table:table-cell>
          <table:table-cell table:style-name="ce8"/>
          <table:table-cell table:style-name="ce17" table:formula="of:=AVERAGE([.$E5:.$F5])" office:value-type="percentage" office:value="0.219654178674352" calcext:value-type="percentage">
            <text:p>21,97 %</text:p>
          </table:table-cell>
          <table:table-cell table:style-name="ce17" table:formula="of:=MIN([.$E5:.$F5])" office:value-type="percentage" office:value="0.108126801152738" calcext:value-type="percentage">
            <text:p>10,81 %</text:p>
          </table:table-cell>
          <table:table-cell table:style-name="ce17" table:formula="of:=MAX([.$E5:.$F5])" office:value-type="percentage" office:value="0.331181556195965" calcext:value-type="percentage">
            <text:p>33,12 %</text:p>
          </table:table-cell>
          <table:table-cell table:style-name="ce8"/>
          <table:table-cell table:style-name="ce19" table:formula="of:=IF([.$E5]&gt;[.$F5];&quot;prépondance du niveau de fatigue&quot;;&quot;&quot;)" office:value-type="string" office:string-value="prépondance du niveau de fatigue" calcext:value-type="string">
            <text:p>prépondance du niveau de fatigue</text:p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Neutre</text:p>
          </table:table-cell>
          <table:table-cell table:style-name="ce15" office:value-type="float" office:value="1301" calcext:value-type="float">
            <text:p>1301</text:p>
          </table:table-cell>
          <table:table-cell table:style-name="ce15" office:value-type="float" office:value="1635" calcext:value-type="float">
            <text:p>1635</text:p>
          </table:table-cell>
          <table:table-cell table:style-name="ce8"/>
          <table:table-cell table:style-name="ce71" table:formula="of:=[.$B6]/[.$B11]" office:value-type="percentage" office:value="0.149971181556196" calcext:value-type="percentage">
            <text:p>15,00 %</text:p>
          </table:table-cell>
          <table:table-cell table:style-name="ce16" table:formula="of:=[.$C6]/[.$C11]" office:value-type="percentage" office:value="0.188472622478386" calcext:value-type="percentage">
            <text:p>18,85 %</text:p>
          </table:table-cell>
          <table:table-cell table:style-name="ce8"/>
          <table:table-cell table:style-name="ce75" table:formula="of:=AVERAGE([.$E6:.$F6])" office:value-type="percentage" office:value="0.169221902017291" calcext:value-type="percentage">
            <text:p>16,92 %</text:p>
          </table:table-cell>
          <table:table-cell table:style-name="ce17" table:formula="of:=MIN([.$E6:.$F6])" office:value-type="percentage" office:value="0.149971181556196" calcext:value-type="percentage">
            <text:p>15,00 %</text:p>
          </table:table-cell>
          <table:table-cell table:style-name="ce17" table:formula="of:=MAX([.$E6:.$F6])" office:value-type="percentage" office:value="0.188472622478386" calcext:value-type="percentage">
            <text:p>18,85 %</text:p>
          </table:table-cell>
          <table:table-cell table:style-name="ce8"/>
          <table:table-cell table:style-name="ce18" table:formula="of:=IF([.$E6]&gt;[.$F6];&quot;prépondance du niveau de fatigue&quot;;&quot;&quot;)">
            <text:p/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Faible</text:p>
          </table:table-cell>
          <table:table-cell table:style-name="ce15" office:value-type="float" office:value="1907" calcext:value-type="float">
            <text:p>1907</text:p>
          </table:table-cell>
          <table:table-cell table:style-name="ce15" office:value-type="float" office:value="1724" calcext:value-type="float">
            <text:p>1724</text:p>
          </table:table-cell>
          <table:table-cell table:style-name="ce8"/>
          <table:table-cell table:style-name="ce72" table:formula="of:=[.$B7]/[.$B11]" office:value-type="percentage" office:value="0.219827089337176" calcext:value-type="percentage">
            <text:p>21,98 %</text:p>
          </table:table-cell>
          <table:table-cell table:style-name="ce16" table:formula="of:=[.$C7]/[.$C11]" office:value-type="percentage" office:value="0.198731988472622" calcext:value-type="percentage">
            <text:p>19,87 %</text:p>
          </table:table-cell>
          <table:table-cell table:style-name="ce8"/>
          <table:table-cell table:style-name="ce17" table:formula="of:=AVERAGE([.$E7:.$F7])" office:value-type="percentage" office:value="0.209279538904899" calcext:value-type="percentage">
            <text:p>20,93 %</text:p>
          </table:table-cell>
          <table:table-cell table:style-name="ce17" table:formula="of:=MIN([.$E7:.$F7])" office:value-type="percentage" office:value="0.198731988472622" calcext:value-type="percentage">
            <text:p>19,87 %</text:p>
          </table:table-cell>
          <table:table-cell table:style-name="ce17" table:formula="of:=MAX([.$E7:.$F7])" office:value-type="percentage" office:value="0.219827089337176" calcext:value-type="percentage">
            <text:p>21,98 %</text:p>
          </table:table-cell>
          <table:table-cell table:style-name="ce8"/>
          <table:table-cell table:style-name="ce18" table:formula="of:=IF([.$E7]&gt;[.$F7];&quot;prépondance du niveau de fatigue&quot;;&quot;&quot;)" office:value-type="string" office:string-value="prépondance du niveau de fatigue" calcext:value-type="string">
            <text:p>prépondance du niveau de fatigue</text:p>
          </table:table-cell>
          <table:table-cell table:number-columns-repeated="1012"/>
        </table:table-row>
        <table:table-row table:style-name="ro2">
          <table:table-cell table:style-name="ce14" office:value-type="string" calcext:value-type="string">
            <text:p>Très faible</text:p>
          </table:table-cell>
          <table:table-cell table:style-name="ce15" office:value-type="float" office:value="1128" calcext:value-type="float">
            <text:p>1128</text:p>
          </table:table-cell>
          <table:table-cell table:style-name="ce15" office:value-type="float" office:value="1987" calcext:value-type="float">
            <text:p>1987</text:p>
          </table:table-cell>
          <table:table-cell table:style-name="ce8"/>
          <table:table-cell table:style-name="ce73" table:formula="of:=[.$B8]/[.$B11]" office:value-type="percentage" office:value="0.130028818443804" calcext:value-type="percentage">
            <text:p>13 %</text:p>
          </table:table-cell>
          <table:table-cell table:style-name="ce16" table:formula="of:=[.$C8]/[.$C11]" office:value-type="percentage" office:value="0.229048991354467" calcext:value-type="percentage">
            <text:p>22,90 %</text:p>
          </table:table-cell>
          <table:table-cell table:style-name="ce8"/>
          <table:table-cell table:style-name="ce17" table:formula="of:=AVERAGE([.$E8:.$F8])" office:value-type="percentage" office:value="0.179538904899135" calcext:value-type="percentage">
            <text:p>17,95 %</text:p>
          </table:table-cell>
          <table:table-cell table:style-name="ce17" table:formula="of:=MIN([.$E8:.$F8])" office:value-type="percentage" office:value="0.130028818443804" calcext:value-type="percentage">
            <text:p>13,00 %</text:p>
          </table:table-cell>
          <table:table-cell table:style-name="ce17" table:formula="of:=MAX([.$E8:.$F8])" office:value-type="percentage" office:value="0.229048991354467" calcext:value-type="percentage">
            <text:p>22,90 %</text:p>
          </table:table-cell>
          <table:table-cell table:style-name="ce8"/>
          <table:table-cell table:style-name="ce19" table:formula="of:=IF([.$E8]&gt;[.$F8];&quot;prépondance du niveau de fatigue&quot;;&quot;&quot;)">
            <text:p/>
          </table:table-cell>
          <table:table-cell table:number-columns-repeated="1012"/>
        </table:table-row>
        <table:table-row table:style-name="ro2" table:visibility="filter">
          <table:table-cell table:style-name="ce14" office:value-type="string" calcext:value-type="string">
            <text:p>ne se prononce pas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2339" calcext:value-type="float">
            <text:p>2339</text:p>
          </table:table-cell>
          <table:table-cell table:style-name="ce8"/>
          <table:table-cell table:style-name="ce74" table:formula="of:=[.$B9]/[.$B11]" office:value-type="percentage" office:value="0.00403458213256484" calcext:value-type="percentage">
            <text:p>0,40 %</text:p>
          </table:table-cell>
          <table:table-cell table:style-name="ce16" table:formula="of:=[.$C9]/[.$C11]" office:value-type="percentage" office:value="0.269625360230548" calcext:value-type="percentage">
            <text:p>26,96 %</text:p>
          </table:table-cell>
          <table:table-cell table:style-name="ce8"/>
          <table:table-cell table:style-name="ce17" table:formula="of:=AVERAGE([.$E9:.$F9])" office:value-type="percentage" office:value="0.136829971181556" calcext:value-type="percentage">
            <text:p>13,68 %</text:p>
          </table:table-cell>
          <table:table-cell table:style-name="ce17" table:formula="of:=MIN([.$E9:.$F9])" office:value-type="percentage" office:value="0.00403458213256484" calcext:value-type="percentage">
            <text:p>0,40 %</text:p>
          </table:table-cell>
          <table:table-cell table:style-name="ce17" table:formula="of:=MAX([.$E9:.$F9])" office:value-type="percentage" office:value="0.269625360230548" calcext:value-type="percentage">
            <text:p>26,96 %</text:p>
          </table:table-cell>
          <table:table-cell table:style-name="ce8"/>
          <table:table-cell table:style-name="ce18" table:formula="of:=IF([.$E9]&gt;[.$F9];&quot;prépondance du niveau de fatigue&quot;;&quot;&quot;)">
            <text:p/>
          </table:table-cell>
          <table:table-cell table:number-columns-repeated="1012"/>
        </table:table-row>
        <table:table-row table:style-name="ro2">
          <table:table-cell table:style-name="ce20" table:number-columns-repeated="3"/>
          <table:table-cell table:style-name="ce7"/>
          <table:table-cell table:style-name="ce21" table:number-columns-repeated="2"/>
          <table:table-cell table:style-name="ce8"/>
          <table:table-cell table:style-name="ce21" table:number-columns-repeated="3"/>
          <table:table-cell table:style-name="ce7"/>
          <table:table-cell table:style-name="ce21"/>
          <table:table-cell table:number-columns-repeated="1012"/>
        </table:table-row>
        <table:table-row table:style-name="ro2">
          <table:table-cell table:style-name="ce14" office:value-type="string" calcext:value-type="string">
            <text:p>Somme</text:p>
          </table:table-cell>
          <table:table-cell table:style-name="ce15" table:formula="of:=SUM([.$B4:.$B9])" office:value-type="float" office:value="8675" calcext:value-type="float">
            <text:p>8675</text:p>
          </table:table-cell>
          <table:table-cell table:style-name="ce15" table:formula="of:=SUM([.$C4:.$C9])" office:value-type="float" office:value="8675" calcext:value-type="float">
            <text:p>8675</text:p>
          </table:table-cell>
          <table:table-cell table:style-name="ce22"/>
          <table:table-cell table:style-name="ce23" table:number-columns-repeated="2"/>
          <table:table-cell table:style-name="ce8"/>
          <table:table-cell table:style-name="ce7" table:number-columns-repeated="5"/>
          <table:table-cell table:number-columns-repeated="1012"/>
        </table:table-row>
        <table:table-row table:style-name="ro5">
          <table:table-cell table:style-name="ce24" office:value-type="string" calcext:value-type="string">
            <text:p>Somme des données supérieures à 1500</text:p>
          </table:table-cell>
          <table:table-cell table:style-name="ce25" table:formula="of:=SUMIF([.$B4:.$B9];&quot;&gt;1500&quot;)" office:value-type="float" office:value="4780" calcext:value-type="float">
            <text:p>4780</text:p>
          </table:table-cell>
          <table:table-cell table:style-name="ce25" table:formula="of:=SUMIF([.$C4:.$C9];&quot;&gt;1500&quot;)" office:value-type="float" office:value="7685" calcext:value-type="float">
            <text:p>7685</text:p>
          </table:table-cell>
          <table:table-cell table:style-name="ce22"/>
          <table:table-cell table:style-name="ce7" table:number-columns-repeated="8"/>
          <table:table-cell table:number-columns-repeated="1012"/>
        </table:table-row>
        <table:table-row table:style-name="ro2">
          <table:table-cell table:style-name="ce7"/>
          <table:table-cell table:style-name="ce21" table:number-columns-repeated="2"/>
          <table:table-cell table:style-name="ce7" table:number-columns-repeated="9"/>
          <table:table-cell table:number-columns-repeated="1012"/>
        </table:table-row>
        <table:table-row table:style-name="ro2">
          <table:table-cell table:style-name="ce26" table:number-columns-repeated="12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 table:style-name="ce27"/>
          <table:table-cell table:number-columns-repeated="1014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'Tri Filtre'.$A$1" table:cell-range-address="'Tri Filtre'.$A$3:'Tri Filtre'.$C$9"/>
        </table:named-expressions>
        <calcext:conditional-formats>
          <calcext:conditional-format calcext:target-range-address="'Tri Filtre'.E4:'Tri Filtre'.E4">
            <calcext:condition calcext:apply-style-name="Sans nom2" calcext:value="&lt;[$Analyse.$H$4]" calcext:base-cell-address="'Tri Filtre'.E4"/>
          </calcext:conditional-format>
          <calcext:conditional-format calcext:target-range-address="'Tri Filtre'.E5:'Tri Filtre'.E5">
            <calcext:condition calcext:apply-style-name="Sans nom2" calcext:value="&lt;[.$H$5]" calcext:base-cell-address="'Tri Filtre'.E5"/>
          </calcext:conditional-format>
          <calcext:conditional-format calcext:target-range-address="'Tri Filtre'.H6:'Tri Filtre'.H6">
            <calcext:condition calcext:apply-style-name="Sans nom2" calcext:value="&lt;[$Analyse.$H$6]" calcext:base-cell-address="'Tri Filtre'.H6"/>
          </calcext:conditional-format>
          <calcext:conditional-format calcext:target-range-address="'Tri Filtre'.E6:'Tri Filtre'.E7">
            <calcext:condition calcext:apply-style-name="Sans nom2" calcext:value="&lt;[.$H6]" calcext:base-cell-address="'Tri Filtre'.E6"/>
          </calcext:conditional-format>
          <calcext:conditional-format calcext:target-range-address="'Tri Filtre'.E8:'Tri Filtre'.E9">
            <calcext:condition calcext:apply-style-name="Sans nom2" calcext:value="&lt;AVERAGE([.$E8:.$F8])" calcext:base-cell-address="'Tri Filtre'.E8"/>
          </calcext:conditional-format>
        </calcext:conditional-formats>
      </table:table>
      <table:named-expressions/>
      <table:database-ranges>
        <table:database-range table:name="__Anonymous_Sheet_DB__0" table:target-range-address="'Tri Filtre'.A3:'Tri Filtre'.C9"/>
        <table:database-range table:name="__Anonymous_Sheet_DB__1" table:target-range-address="Analyse.A3:Analyse.C9" table:orientation="column"/>
        <table:database-range table:name="__Anonymous_Sheet_DB__2" table:target-range-address="'Tri Filtre'.A3:'Tri Filtre'.C9" table:display-filter-buttons="true">
          <table:filter>
            <table:filter-or>
              <table:filter-condition table:field-number="2" table:value="moyenne" table:operator="&gt;"/>
              <table:filter-condition table:field-number="1" table:data-type="number" table:value="1000" table:operator="&gt;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Segoe UI" svg:font-family="'Segoe UI'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 %</number:text>
    </number:percentage-style>
    <number:percentage-style style:name="N11">
      <number:number number:decimal-places="2" number:min-decimal-places="2" number:min-integer-digits="1"/>
      <number:text> %</number:text>
    </number:percentage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date-style style:name="N112">
      <number:day number:style="long"/>
      <number:text>-</number:text>
      <number:month number:textual="true"/>
      <number:text>-</number:text>
      <number:year/>
    </number:date-style>
    <number:date-style style:name="N113">
      <number:day number:style="long"/>
      <number:text>-</number:text>
      <number:month number:textual="true"/>
    </number:date-style>
    <number:date-style style:name="N114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1P2" style:volatile="true">
      <number:text> </number:text>
      <number:fill-character> </number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Text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f1" style:family="table-cell" style:parent-style-name="Default" style:data-style-name="N0">
      <style:table-cell-properties fo:background-color="#c6efce"/>
      <style:text-properties fo:color="#006100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fo:font-size="11pt" style:font-size-asian="11pt" style:font-size-complex="11pt"/>
    </style:style>
    <style:style style:name="Sans_20_nom1" style:display-name="Sans nom1" style:family="table-cell" style:parent-style-name="Warning">
      <style:text-properties fo:color="#00a933"/>
    </style:style>
    <style:style style:name="Sans_20_nom2" style:display-name="Sans nom2" style:family="table-cell" style:parent-style-name="Sans_20_nom1" style:data-style-name="N11">
      <style:table-cell-properties style:diagonal-bl-tr="none" style:diagonal-tl-br="none"/>
    </style:style>
    <style:style style:name="ConditionalStyle_5f_1" style:display-name="ConditionalStyle_1" style:family="table-cell" style:parent-style-name="Default">
      <style:text-properties fo:color="#70ad47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dc:description/>
    <dc:subject/>
    <meta:creation-date>2022-02-03T22:30:50.313000000</meta:creation-date>
    <meta:editing-cycles>4</meta:editing-cycles>
    <meta:editing-duration>PT23M14S</meta:editing-duration>
    <dc:date>2022-02-03T23:26:40.235000000</dc:date>
    <meta:document-statistic meta:table-count="3" meta:cell-count="210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6cm" svg:y="0.316cm" chart:style-name="ch2">
          <text:p>Télétravail en période de confinement</text:p>
        </chart:title>
        <chart:legend chart:legend-position="bottom" svg:x="4.703cm" svg:y="8.395cm" style:legend-expansion="wide" chart:style-name="ch3"/>
        <chart:plot-area chart:style-name="ch4" table:cell-range-address="Analyse.A3:Analyse.C9" chart:data-source-has-labels="both" svg:x="0.32cm" svg:y="1.301cm" svg:width="15.36cm" svg:height="6.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356cm" svg:y="1.301cm" svg:width="14.3cm" svg:height="3.9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Analyse.A4:Analyse.A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Analyse.B4:Analyse.B9" chart:label-cell-address="Analyse.B3:Analyse.B3" chart:class="chart:bar">
            <chart:data-point chart:repeated="6"/>
          </chart:series>
          <chart:series chart:style-name="ch9" chart:values-cell-range-address="Analyse.C4:Analyse.C9" chart:label-cell-address="Analyse.C3:Analyse.C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veau de fatigue</text:p>
                <draw:g>
                  <svg:desc>Analyse.B3:Analyse.B3</svg:desc>
                </draw:g>
              </table:table-cell>
              <table:table-cell office:value-type="string">
                <text:p>Volume de travail</text:p>
                <draw:g>
                  <svg:desc>Analyse.C3:Analys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ès élelvé</text:p>
                <draw:g>
                  <svg:desc>Analyse.A4:Analyse.A9</svg:desc>
                </draw:g>
              </table:table-cell>
              <table:table-cell office:value-type="float" office:value="1431">
                <text:p>1431</text:p>
                <draw:g>
                  <svg:desc>Analyse.B4:Analyse.B9</svg:desc>
                </draw:g>
              </table:table-cell>
              <table:table-cell office:value-type="float" office:value="1724">
                <text:p>1724</text:p>
                <draw:g>
                  <svg:desc>Analyse.C4:Analyse.C9</svg:desc>
                </draw:g>
              </table:table-cell>
            </table:table-row>
            <table:table-row>
              <table:table-cell office:value-type="string">
                <text:p>Elevé</text:p>
              </table:table-cell>
              <table:table-cell office:value-type="float" office:value="2873">
                <text:p>2873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Neutre</text:p>
              </table:table-cell>
              <table:table-cell office:value-type="float" office:value="1301">
                <text:p>1301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Faible</text:p>
              </table:table-cell>
              <table:table-cell office:value-type="float" office:value="1907">
                <text:p>1907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Très faible</text:p>
              </table:table-cell>
              <table:table-cell office:value-type="float" office:value="1128">
                <text:p>1128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ne se prononce pas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086cm" svg:y="0.316cm" chart:style-name="ch2">
          <text:p>Télétravail en période de confinement</text:p>
        </chart:title>
        <chart:legend chart:legend-position="bottom" svg:x="4.703cm" svg:y="8.395cm" style:legend-expansion="wide" chart:style-name="ch3"/>
        <chart:plot-area chart:style-name="ch4" table:cell-range-address="Analyse.A3:Analyse.C9" chart:data-source-has-labels="both" svg:x="0.32cm" svg:y="1.301cm" svg:width="15.36cm" svg:height="6.7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:coordinate-region svg:x="1.356cm" svg:y="1.301cm" svg:width="14.3cm" svg:height="3.99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Analyse.A4:Analyse.A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Analyse.B4:Analyse.B9" chart:label-cell-address="Analyse.B3:Analyse.B3" chart:class="chart:bar">
            <chart:data-point chart:repeated="6"/>
          </chart:series>
          <chart:series chart:style-name="ch9" chart:values-cell-range-address="Analyse.C4:Analyse.C9" chart:label-cell-address="Analyse.C3:Analyse.C3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iveau de fatigue</text:p>
                <draw:g>
                  <svg:desc>Analyse.B3:Analyse.B3</svg:desc>
                </draw:g>
              </table:table-cell>
              <table:table-cell office:value-type="string">
                <text:p>Volume de travail</text:p>
                <draw:g>
                  <svg:desc>Analyse.C3:Analys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rès élelvé</text:p>
                <draw:g>
                  <svg:desc>Analyse.A4:Analyse.A9</svg:desc>
                </draw:g>
              </table:table-cell>
              <table:table-cell office:value-type="float" office:value="1431">
                <text:p>1431</text:p>
                <draw:g>
                  <svg:desc>Analyse.B4:Analyse.B9</svg:desc>
                </draw:g>
              </table:table-cell>
              <table:table-cell office:value-type="float" office:value="1724">
                <text:p>1724</text:p>
                <draw:g>
                  <svg:desc>Analyse.C4:Analyse.C9</svg:desc>
                </draw:g>
              </table:table-cell>
            </table:table-row>
            <table:table-row>
              <table:table-cell office:value-type="string">
                <text:p>Elevé</text:p>
              </table:table-cell>
              <table:table-cell office:value-type="float" office:value="2873">
                <text:p>2873</text:p>
              </table:table-cell>
              <table:table-cell office:value-type="float" office:value="2339">
                <text:p>2339</text:p>
              </table:table-cell>
            </table:table-row>
            <table:table-row>
              <table:table-cell office:value-type="string">
                <text:p>Neutre</text:p>
              </table:table-cell>
              <table:table-cell office:value-type="float" office:value="1301">
                <text:p>1301</text:p>
              </table:table-cell>
              <table:table-cell office:value-type="float" office:value="1635">
                <text:p>1635</text:p>
              </table:table-cell>
            </table:table-row>
            <table:table-row>
              <table:table-cell office:value-type="string">
                <text:p>Faible</text:p>
              </table:table-cell>
              <table:table-cell office:value-type="float" office:value="1907">
                <text:p>1907</text:p>
              </table:table-cell>
              <table:table-cell office:value-type="float" office:value="1987">
                <text:p>1987</text:p>
              </table:table-cell>
            </table:table-row>
            <table:table-row>
              <table:table-cell office:value-type="string">
                <text:p>Très faible</text:p>
              </table:table-cell>
              <table:table-cell office:value-type="float" office:value="1128">
                <text:p>1128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ne se prononce pas</text:p>
              </table:table-cell>
              <table:table-cell office:value-type="float" office:value="35">
                <text:p>35</text:p>
              </table:table-cell>
              <table:table-cell office:value-type="float" office:value="52">
                <text:p>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